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1643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5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<text:span text:style-name="T51">o</text:span>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2T19:43:49.050141200</dc:date>
    <meta:print-date>2025-04-25T17:13:01.985730000</meta:print-date>
    <meta:editing-cycles>339</meta:editing-cycles>
    <meta:editing-duration>PT15H37M59S</meta:editing-duration>
    <meta:printed-by>PDF files</meta:printed-by>
    <meta:document-statistic meta:table-count="9" meta:image-count="0" meta:object-count="0" meta:page-count="9" meta:paragraph-count="558" meta:word-count="2381" meta:character-count="18694" meta:non-whitespace-character-count="16533"/>
    <meta:template xlink:type="simple" xlink:actuate="onRequest" xlink:title="" xlink:href="Normal.dotm"/>
  </office:meta>
</office:document-meta>
</file>